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style:font-name="Liberation Serif" officeooo:rsid="000c2338" officeooo:paragraph-rsid="000c2338"/>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tober 10<text:span text:style-name="T1">th</text:span>, 2024</text:p>
      <text:p text:style-name="P1">BSC Group</text:p>
      <text:p text:style-name="P1">803 Summer Street </text:p>
      <text:p text:style-name="P1">Boston, Massachusetts 02127</text:p>
      <text:p text:style-name="P1"/>
      <text:p text:style-name="P1">Dear Hiring Manager,</text:p>
      <text:p text:style-name="P1">I am applying for the transportation engineering co-op position. I’ve been interested in transportation planning for a while, and I would appreciate the opportunity to get experience on the field and in the office. After seeing the past work of BSC with street design projects in Stratford, CT and Gardner and Palmer, MA I became interested in the position. </text:p>
      <text:p text:style-name="P1"/>
      <text:p text:style-name="P1"><text:tab/>I have past experience with understanding town local regulations when I worked for my town’s Planning &amp; Community Development Commission. During that time I drafted reports for the Planning board about potential developments, which gave me experience with gathering data for a project and understanding the required variances for a project. This internship also gave me experience with site visits and checking buildings for compliance with granted variances. </text:p>
      <text:p text:style-name="P1"/>
      <text:p text:style-name="P1"><text:tab/>From my course work so far I have experience with AutoCAD, which was used to create a draft of a model bridge. Over the course of this design project I was able to learn more about how static structures are designed. A part of the project’s requirements involved keeping a schedule documenting project progress, and creating memos documenting the state of the project. Overall, this design project improved my communicative skills within a group, and improved my ability to track the progress of a project over a long duration. </text:p>
      <text:p text:style-name="P1"/>
      <text:p text:style-name="P1"><text:tab/>If given the opportunity, I believe I would be a great fit for this position. I would be very appreciative for the chance to talk more about this position over an interview. Further information about my work history and skills is contained in my resume. Thank you for your time.</text:p>
      <text:p text:style-name="P1"/>
      <text:p text:style-name="P1">Thaddeus Y. Harris</text:p>
      <text:p text:style-name="P1">(973)-567-9966</text:p>
      <text:p text:style-name="P1">harris.th@northeastern.edu</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2:01:13.917767843</meta:creation-date>
    <dc:date>2024-10-10T12:54:02.100751064</dc:date>
    <meta:editing-duration>PT52M50S</meta:editing-duration>
    <meta:editing-cycles>1</meta:editing-cycles>
    <meta:document-statistic meta:table-count="0" meta:image-count="0" meta:object-count="0" meta:page-count="1" meta:paragraph-count="12" meta:word-count="285" meta:character-count="1777" meta:non-whitespace-character-count="1497"/>
    <meta:generator>LibreOffice/7.6.7.2$Linux_X86_64 LibreOffice_project/60$Build-2</meta:generator>
  </office:meta>
</office:document-meta>
</file>